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xtSerializer.getTransforme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AsAttributes.clear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extSerializ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AsAttributes.endPrefixMapping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TextSerializer.contextualiz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AsAttributes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xtSerializ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xtSerializer.getTransform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AsAttributes.startPrefixMapping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spaceAsAttributes.endElement( String eltUri , String eltLocalName , String elt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xtSerializer.setConsumer( XMLConsum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xtSerializer.needsNamespacesAs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TextSerializer.setContentHandler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xtSerializer.configure( Configuration conf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NamespaceAsAttributes.startElement( String eltUri , String eltLocalName , String eltQName , Attributes att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amespaceAsAttributes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xtSerializ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Serializer.setLexicalHandler( Lexical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